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rsid="000cd5a7" officeooo:paragraph-rsid="000cd5a7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0945e0" officeooo:paragraph-rsid="000945e0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098773" officeooo:paragraph-rsid="00098773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0945e0" officeooo:paragraph-rsid="000945e0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rsid="000b752d" officeooo:paragraph-rsid="000b752d"/>
    </style:style>
    <style:style style:name="P8" style:family="paragraph" style:parent-style-name="Text_20_body" style:list-style-name="L1">
      <style:text-properties officeooo:rsid="000b752d" officeooo:paragraph-rsid="000b752d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>
      <style:text-properties officeooo:rsid="000c33eb" officeooo:paragraph-rsid="000c33eb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  <style:text-properties officeooo:rsid="000c3359" officeooo:paragraph-rsid="000c3359"/>
    </style:style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/>
    <style:style style:name="T1" style:family="text">
      <style:text-properties officeooo:rsid="000945e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Planning and Setup</text:span></text:h>
      <text:h text:style-name="Heading_20_3" text:outline-level="3"><text:span text:style-name="Strong_20_Emphasis">1. Core Gameplay Mechanics</text:span></text:h>
      <text:list text:style-name="L1">
        <text:list-item>
          <text:p text:style-name="P1"><text:span text:style-name="Strong_20_Emphasis">Player Abilities</text:span>:</text:p>
          <text:list>
            <text:list-item>
              <text:p text:style-name="P2">Movement: </text:p>
              <text:p text:style-name="P3">STATES MACHINE : </text:p>
              <text:list>
                <text:list-item>
                  <text:list>
                    <text:list-item>
                      <text:p text:style-name="P3">IDLE</text:p>
                    </text:list-item>
                    <text:list-item>
                      <text:p text:style-name="P3">RUN </text:p>
                    </text:list-item>
                    <text:list-item>
                      <text:p text:style-name="P3">JUMP</text:p>
                    </text:list-item>
                    <text:list-item>
                      <text:p text:style-name="P3">FALL</text:p>
                    </text:list-item>
                  </text:list>
                </text:list-item>
                <text:list-item>
                  <text:p text:style-name="P4">Run</text:p>
                </text:list-item>
                <text:list-item>
                  <text:p text:style-name="P4">Jump</text:p>
                </text:list-item>
                <text:list-item>
                  <text:p text:style-name="P4">walk ? =&gt; not sure it’s necessary</text:p>
                </text:list-item>
                <text:list-item>
                  <text:p text:style-name="P4">Slide on slopes ?</text:p>
                </text:list-item>
              </text:list>
            </text:list-item>
            <text:list-item>
              <text:p text:style-name="P2">Special Abilities: </text:p>
              <text:list>
                <text:list-header>
                  <text:p text:style-name="P4">can hide in different spots</text:p>
                </text:list-header>
              </text:list>
            </text:list-item>
          </text:list>
        </text:list-item>
        <text:list-item>
          <text:p text:style-name="P1"><text:span text:style-name="Strong_20_Emphasis">Obstacles</text:span>:</text:p>
          <text:list>
            <text:list-item>
              <text:p text:style-name="P4">Pits</text:p>
            </text:list-item>
            <text:list-item>
              <text:p text:style-name="P4">Stalagmites and stalactite</text:p>
            </text:list-item>
            <text:list-item>
              <text:p text:style-name="P4">Frozen ground (very slidy)</text:p>
            </text:list-item>
            <text:list-item>
              <text:p text:style-name="P5">big snowballs rolling down</text:p>
              <text:p text:style-name="P5"/>
            </text:list-item>
          </text:list>
        </text:list-item>
        <text:list-item>
          <text:p text:style-name="P1"><text:span text:style-name="Strong_20_Emphasis">Enemies</text:span>: <text:span text:style-name="T1">maybe not basic but recurring enemies. Maybe a warning on the screen for the player to hide.</text:span></text:p>
          <text:list>
            <text:list-item>
              <text:p text:style-name="P4">Owls ?</text:p>
            </text:list-item>
            <text:list-item>
              <text:p text:style-name="P4">Cats ?</text:p>
            </text:list-item>
          </text:list>
        </text:list-item>
      </text:list>
      <text:p text:style-name="P6"/>
      <text:list text:continue-numbering="true" text:style-name="L1">
        <text:list-item>
          <text:p text:style-name="P1"><text:span text:style-name="Strong_20_Emphasis">Collectibles</text:span>:</text:p>
          <text:list>
            <text:list-item>
              <text:p text:style-name="P7">Cheeze =&gt; to drop the freezing bar</text:p>
            </text:list-item>
            <text:list-item>
              <text:p text:style-name="P7">HP</text:p>
            </text:list-item>
          </text:list>
        </text:list-item>
        <text:list-item>
          <text:p text:style-name="P1"><text:span text:style-name="Strong_20_Emphasis">Level Goals</text:span>:</text:p>
          <text:list>
            <text:list-item>
              <text:p text:style-name="P8">The player must reach the end of the Level to go to the next one and they must find a piece of clothing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Project Setup</text:span></text:h>
      <text:list text:style-name="L2">
        <text:list-item>
          <text:p text:style-name="P9"><text:span text:style-name="Strong_20_Emphasis">Resolution</text:span>:</text:p>
          <text:list>
            <text:list-item>
              <text:p text:style-name="P10">1920x1080</text:p>
            </text:list-item>
          </text:list>
        </text:list-item>
        <text:list-item>
          <text:p text:style-name="P9"><text:span text:style-name="Strong_20_Emphasis">Input Map</text:span>:</text:p>
          <text:list>
            <text:list-item>
              <text:p text:style-name="P11">allow keyboard and controller.</text:p>
            </text:list-item>
            <text:list-item>
              <text:p text:style-name="P10"><text:soft-page-break/>[List key actions and their controls, e.g., Jump: Spacebar, Move Left: A, etc.].</text:p>
            </text:list-item>
          </text:list>
        </text:list-item>
        <text:list-item>
          <text:p text:style-name="P9"><text:span text:style-name="Strong_20_Emphasis">File Organization</text:span>:</text:p>
          <text:list>
            <text:list-item>
              <text:p text:style-name="P10">Create these folders in your project:</text:p>
              <text:list>
                <text:list-item>
                  <text:p text:style-name="P10"><text:span text:style-name="Strong_20_Emphasis">Scenes</text:span>: [For main game scenes and levels].</text:p>
                </text:list-item>
                <text:list-item>
                  <text:p text:style-name="P10"><text:span text:style-name="Strong_20_Emphasis">Scripts</text:span>: [For your game scripts].</text:p>
                </text:list-item>
                <text:list-item>
                  <text:p text:style-name="P10"><text:span text:style-name="Strong_20_Emphasis">Assets</text:span>: [For player, enemy, and environmental assets].</text:p>
                </text:list-item>
                <text:list-item>
                  <text:p text:style-name="P9"><text:span text:style-name="Strong_20_Emphasis">UI</text:span>: [For HUD and menu assets]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3. Game Loop Overview</text:span></text:h>
      <text:list text:style-name="L3">
        <text:list-item>
          <text:p text:style-name="P12"><text:span text:style-name="Strong_20_Emphasis">Main Menu</text:span>:</text:p>
          <text:list>
            <text:list-item>
              <text:p text:style-name="P13">Start Game</text:p>
            </text:list-item>
            <text:list-item>
              <text:p text:style-name="P13">Settings</text:p>
            </text:list-item>
            <text:list-item>
              <text:p text:style-name="P13">Exit</text:p>
            </text:list-item>
          </text:list>
        </text:list-item>
        <text:list-item>
          <text:p text:style-name="P12"><text:span text:style-name="Strong_20_Emphasis">Gameplay</text:span>:</text:p>
          <text:list>
            <text:list-item>
              <text:p text:style-name="P14">[Describe how the game flow will progress, e.g., Start → Play Level → Game Over].</text:p>
            </text:list-item>
          </text:list>
        </text:list-item>
        <text:list-item>
          <text:p text:style-name="P12"><text:span text:style-name="Strong_20_Emphasis">Level Progression</text:span>:</text:p>
          <text:list>
            <text:list-item>
              <text:p text:style-name="P14">Level 1: [Simple introductory mechanics].</text:p>
            </text:list-item>
            <text:list-item>
              <text:p text:style-name="P14">Level 2: [Introduce intermediate challenges].</text:p>
            </text:list-item>
            <text:list-item>
              <text:p text:style-name="P14">Level 3: [Combine mechanics for a final challenge].</text:p>
            </text:list-item>
          </text:list>
        </text:list-item>
        <text:list-item>
          <text:p text:style-name="P12"><text:span text:style-name="Strong_20_Emphasis">Game Over</text:span>:</text:p>
          <text:list>
            <text:list-item>
              <text:p text:style-name="P12">[Define the restart or return to the main menu functionality]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Placeholder Assets</text:span></text:h>
      <text:list text:style-name="L4">
        <text:list-item>
          <text:p text:style-name="P15">Player: [Use a rectangle or simple sprite as a placeholder].</text:p>
        </text:list-item>
        <text:list-item>
          <text:p text:style-name="P15">Enemies: [Use circles or simple shapes].</text:p>
        </text:list-item>
        <text:list-item>
          <text:p text:style-name="P16">Platforms: [Create basic tiles in TileMap]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4:53:27.565000000</meta:creation-date>
    <dc:date>2025-01-27T16:45:15.642000000</dc:date>
    <meta:editing-duration>PT1H16M</meta:editing-duration>
    <meta:editing-cycles>5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58" meta:word-count="299" meta:character-count="1534" meta:non-whitespace-character-count="1341"/>
  </office:meta>
</office:document-meta>
</file>